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571" officeooo:paragraph-rsid="00075571"/>
    </style:style>
    <style:style style:name="P2" style:family="paragraph" style:parent-style-name="Preformatted_20_Text">
      <style:text-properties style:font-name="Ubuntu Mono" fo:font-size="10.3999996185303pt" officeooo:rsid="00075571" officeooo:paragraph-rsid="00075571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ple t test</text:p>
      <text:p text:style-name="P1"/>
      <text:p text:style-name="P2"><text:bookmark text:name="rstudio_console_output"/>[[1]]</text:p>
      <text:p text:style-name="P4">[[1]][[1]]</text:p>
      <text:p text:style-name="P4">[1] "hb" <text:s text:c="8"/>"outcome_30"</text:p>
      <text:p text:style-name="P3"/>
      <text:p text:style-name="P4">[[1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87114, df = 32.665, p-value = 0.39</text:p>
      <text:p text:style-name="P4">alternative hypothesis: true difference in means is not equal to 0</text:p>
      <text:p text:style-name="P4">95 percent confidence interval:</text:p>
      <text:p text:style-name="P3"><text:s/><text:span text:style-name="T1">-0.4264043 <text:s/>1.0645622</text:span></text:p>
      <text:p text:style-name="P4">sample estimates:</text:p>
      <text:p text:style-name="P4">mean in group a mean in group d </text:p>
      <text:p text:style-name="P3"><text:s text:c="7"/><text:span text:style-name="T1">8.519079 <text:s text:c="7"/>8.200000 </text:span></text:p>
      <text:p text:style-name="P3"/>
      <text:p text:style-name="P3"/>
      <text:p text:style-name="P3"/>
      <text:p text:style-name="P4">[[2]]</text:p>
      <text:p text:style-name="P4">[[2]][[1]]</text:p>
      <text:p text:style-name="P4">[1] "TLC" <text:s text:c="7"/>"outcome_30"</text:p>
      <text:p text:style-name="P3"/>
      <text:p text:style-name="P4">[[2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5237, df = 20.382, p-value = 0.02001</text:p>
      <text:p text:style-name="P4">alternative hypothesis: true difference in means is not equal to 0</text:p>
      <text:p text:style-name="P4">95 percent confidence interval:</text:p>
      <text:p text:style-name="P3"><text:s/><text:span text:style-name="T1">-9002.0302 <text:s/>-860.1535</text:span></text:p>
      <text:p text:style-name="P4">sample estimates:</text:p>
      <text:p text:style-name="P4">mean in group a mean in group d </text:p>
      <text:p text:style-name="P3"><text:s text:c="7"/><text:span text:style-name="T1">7963.353 <text:s text:c="6"/>12894.444 </text:span></text:p>
      <text:p text:style-name="P3"/>
      <text:p text:style-name="P3"/>
      <text:p text:style-name="P3"/>
      <text:p text:style-name="P4">[[3]]</text:p>
      <text:p text:style-name="P4">[[3]][[1]]</text:p>
      <text:p text:style-name="P4">[1] "PLATELET" <text:s text:c="2"/>"outcome_30"</text:p>
      <text:p text:style-name="P3"/>
      <text:p text:style-name="P4">[[3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1.7668, df = 91.043, p-value = 0.08061</text:p>
      <text:p text:style-name="P4">alternative hypothesis: true difference in means is not equal to 0</text:p>
      <text:p text:style-name="P4">95 percent confidence interval:</text:p>
      <text:p text:style-name="P3"><text:s text:c="2"/><text:span text:style-name="T1">-7057.965 120645.685</text:span></text:p>
      <text:p text:style-name="P4">sample estimates:</text:p>
      <text:p text:style-name="P4">mean in group a mean in group d </text:p>
      <text:p text:style-name="P3"><text:s text:c="6"/><text:span text:style-name="T1">149210.53 <text:s text:c="7"/>92416.67 </text:span></text:p>
      <text:p text:style-name="P3"/>
      <text:p text:style-name="P3"/>
      <text:p text:style-name="P3"/>
      <text:p text:style-name="P4">[[4]]</text:p>
      <text:p text:style-name="P4">[[4]][[1]]</text:p>
      <text:p text:style-name="P4">[1] "TB" <text:s text:c="8"/>"outcome_30"</text:p>
      <text:p text:style-name="P3"/>
      <text:p text:style-name="P4">[[4]][[2]]</text:p>
      <text:p text:style-name="P3"/>
      <text:p text:style-name="P3"><text:s text:c="8"/><text:span text:style-name="T1">Welch Two Sample t-test</text:span></text:p>
      <text:p text:style-name="P3"><text:soft-page-break/></text:p>
      <text:p text:style-name="P4">data: <text:s/>x by y</text:p>
      <text:p text:style-name="P4">t = -0.93946, df = 19.938, p-value = 0.3587</text:p>
      <text:p text:style-name="P4">alternative hypothesis: true difference in means is not equal to 0</text:p>
      <text:p text:style-name="P4">95 percent confidence interval:</text:p>
      <text:p text:style-name="P3"><text:s/><text:span text:style-name="T1">-6.722308 <text:s/>2.548039</text:span></text:p>
      <text:p text:style-name="P4">sample estimates:</text:p>
      <text:p text:style-name="P4">mean in group a mean in group d </text:p>
      <text:p text:style-name="P3"><text:s text:c="7"/><text:span text:style-name="T1">5.268421 <text:s text:c="7"/>7.355556 </text:span></text:p>
      <text:p text:style-name="P3"/>
      <text:p text:style-name="P3"/>
      <text:p text:style-name="P3"/>
      <text:p text:style-name="P4">[[5]]</text:p>
      <text:p text:style-name="P4">[[5]][[1]]</text:p>
      <text:p text:style-name="P4">[1] "SGOT" <text:s text:c="6"/>"outcome_30"</text:p>
      <text:p text:style-name="P3"/>
      <text:p text:style-name="P4">[[5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32934, df = 43.508, p-value = 0.7435</text:p>
      <text:p text:style-name="P4">alternative hypothesis: true difference in means is not equal to 0</text:p>
      <text:p text:style-name="P4">95 percent confidence interval:</text:p>
      <text:p text:style-name="P3"><text:s/><text:span text:style-name="T1">-42.62385 <text:s/>30.65309</text:span></text:p>
      <text:p text:style-name="P4">sample estimates:</text:p>
      <text:p text:style-name="P4">mean in group a mean in group d </text:p>
      <text:p text:style-name="P3"><text:s text:c="7"/><text:span text:style-name="T1">103.7368 <text:s text:c="7"/>109.7222 </text:span></text:p>
      <text:p text:style-name="P3"/>
      <text:p text:style-name="P3"/>
      <text:p text:style-name="P3"/>
      <text:p text:style-name="P4">[[6]]</text:p>
      <text:p text:style-name="P4">[[6]][[1]]</text:p>
      <text:p text:style-name="P4">[1] "SGPT" <text:s text:c="6"/>"outcome_30"</text:p>
      <text:p text:style-name="P3"/>
      <text:p text:style-name="P4">[[6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57255, df = 22.418, p-value = 0.5726</text:p>
      <text:p text:style-name="P4">alternative hypothesis: true difference in means is not equal to 0</text:p>
      <text:p text:style-name="P4">95 percent confidence interval:</text:p>
      <text:p text:style-name="P3"><text:s/><text:span text:style-name="T1">-33.44875 <text:s/>18.96337</text:span></text:p>
      <text:p text:style-name="P4">sample estimates:</text:p>
      <text:p text:style-name="P4">mean in group a mean in group d </text:p>
      <text:p text:style-name="P3"><text:s text:c="7"/><text:span text:style-name="T1">58.36842 <text:s text:c="7"/>65.61111 </text:span></text:p>
      <text:p text:style-name="P3"/>
      <text:p text:style-name="P3"/>
      <text:p text:style-name="P3"/>
      <text:p text:style-name="P4">[[7]]</text:p>
      <text:p text:style-name="P4">[[7]][[1]]</text:p>
      <text:p text:style-name="P4">[1] "total_protein" "outcome_30" <text:s text:c="2"/></text:p>
      <text:p text:style-name="P3"/>
      <text:p text:style-name="P4">[[7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1.0803, df = 26.252, p-value = 0.2898</text:p>
      <text:p text:style-name="P4">alternative hypothesis: true difference in means is not equal to 0</text:p>
      <text:p text:style-name="P4">95 percent confidence interval:</text:p>
      <text:p text:style-name="P3"><text:s/><text:span text:style-name="T1">-0.1711429 <text:s/>0.5506751</text:span></text:p>
      <text:p text:style-name="P4">sample estimates:</text:p>
      <text:p text:style-name="P4">mean in group a mean in group d </text:p>
      <text:p text:style-name="P3"><text:s text:c="7"/><text:span text:style-name="T1">5.734211 <text:s text:c="7"/>5.544444 </text:span></text:p>
      <text:p text:style-name="P3"><text:soft-page-break/></text:p>
      <text:p text:style-name="P3"/>
      <text:p text:style-name="P3"/>
      <text:p text:style-name="P4">[[8]]</text:p>
      <text:p text:style-name="P4">[[8]][[1]]</text:p>
      <text:p text:style-name="P4">[1] "albumin" <text:s text:c="3"/>"outcome_30"</text:p>
      <text:p text:style-name="P3"/>
      <text:p text:style-name="P4">[[8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1.3133, df = 31.797, p-value = 0.1985</text:p>
      <text:p text:style-name="P4">alternative hypothesis: true difference in means is not equal to 0</text:p>
      <text:p text:style-name="P4">95 percent confidence interval:</text:p>
      <text:p text:style-name="P3"><text:s/><text:span text:style-name="T1">-0.08369241 <text:s/>0.38723042</text:span></text:p>
      <text:p text:style-name="P4">sample estimates:</text:p>
      <text:p text:style-name="P4">mean in group a mean in group d </text:p>
      <text:p text:style-name="P3"><text:s text:c="7"/><text:span text:style-name="T1">2.640658 <text:s text:c="7"/>2.488889 </text:span></text:p>
      <text:p text:style-name="P3"/>
      <text:p text:style-name="P3"/>
      <text:p text:style-name="P3"/>
      <text:p text:style-name="P4">[[9]]</text:p>
      <text:p text:style-name="P4">[[9]][[1]]</text:p>
      <text:p text:style-name="P4">[1] "INR" <text:s text:c="7"/>"outcome_30"</text:p>
      <text:p text:style-name="P3"/>
      <text:p text:style-name="P4">[[9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6151, df = 18.222, p-value = 0.01742</text:p>
      <text:p text:style-name="P4">alternative hypothesis: true difference in means is not equal to 0</text:p>
      <text:p text:style-name="P4">95 percent confidence interval:</text:p>
      <text:p text:style-name="P3"><text:s/><text:span text:style-name="T1">-0.74054652 -0.08106167</text:span></text:p>
      <text:p text:style-name="P4">sample estimates:</text:p>
      <text:p text:style-name="P4">mean in group a mean in group d </text:p>
      <text:p text:style-name="P3"><text:s text:c="7"/><text:span text:style-name="T1">1.226974 <text:s text:c="7"/>1.637778 </text:span></text:p>
      <text:p text:style-name="P3"/>
      <text:p text:style-name="P3"/>
      <text:p text:style-name="P3"/>
      <text:p text:style-name="P4">[[10]]</text:p>
      <text:p text:style-name="P4">[[10]][[1]]</text:p>
      <text:p text:style-name="P4">[1] "age" <text:s text:c="7"/>"outcome_30"</text:p>
      <text:p text:style-name="P3"/>
      <text:p text:style-name="P4">[[10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1.0607, df = 23.389, p-value = 0.2996</text:p>
      <text:p text:style-name="P4">alternative hypothesis: true difference in means is not equal to 0</text:p>
      <text:p text:style-name="P4">95 percent confidence interval:</text:p>
      <text:p text:style-name="P3"><text:s/><text:span text:style-name="T1">-3.465111 10.772128</text:span></text:p>
      <text:p text:style-name="P4">sample estimates:</text:p>
      <text:p text:style-name="P4">mean in group a mean in group d </text:p>
      <text:p text:style-name="P3"><text:s text:c="7"/><text:span text:style-name="T1">47.98684 <text:s text:c="7"/>44.33333 </text:span></text:p>
      <text:p text:style-name="P3"/>
      <text:p text:style-name="P3"/>
      <text:p text:style-name="P3"/>
      <text:p text:style-name="P4">[[11]]</text:p>
      <text:p text:style-name="P4">[[11]][[1]]</text:p>
      <text:p text:style-name="P4">[1] "baseline_creat" "outcome_30" <text:s text:c="3"/></text:p>
      <text:p text:style-name="P3"/>
      <text:p text:style-name="P4">[[11]][[2]]</text:p>
      <text:p text:style-name="P3"/>
      <text:p text:style-name="P3"><text:soft-page-break/><text:s text:c="8"/><text:span text:style-name="T1">Welch Two Sample t-test</text:span></text:p>
      <text:p text:style-name="P3"/>
      <text:p text:style-name="P4">data: <text:s/>x by y</text:p>
      <text:p text:style-name="P4">t = -0.86495, df = 8.7996, p-value = 0.41</text:p>
      <text:p text:style-name="P4">alternative hypothesis: true difference in means is not equal to 0</text:p>
      <text:p text:style-name="P4">95 percent confidence interval:</text:p>
      <text:p text:style-name="P3"><text:s/><text:span text:style-name="T1">-1.1397915 <text:s/>0.5108484</text:span></text:p>
      <text:p text:style-name="P4">sample estimates:</text:p>
      <text:p text:style-name="P4">mean in group a mean in group d </text:p>
      <text:p text:style-name="P3"><text:s text:c="7"/><text:span text:style-name="T1">1.502195 <text:s text:c="7"/>1.816667 </text:span></text:p>
      <text:p text:style-name="P3"/>
      <text:p text:style-name="P3"/>
      <text:p text:style-name="P3"/>
      <text:p text:style-name="P4">[[12]]</text:p>
      <text:p text:style-name="P4">[[12]][[1]]</text:p>
      <text:p text:style-name="P4">[1] "creatinine_admission" "outcome_30" <text:s text:c="9"/></text:p>
      <text:p text:style-name="P3"/>
      <text:p text:style-name="P4">[[12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6644, df = 23.102, p-value = 0.513</text:p>
      <text:p text:style-name="P4">alternative hypothesis: true difference in means is not equal to 0</text:p>
      <text:p text:style-name="P4">95 percent confidence interval:</text:p>
      <text:p text:style-name="P3"><text:s/><text:span text:style-name="T1">-0.8725819 <text:s/>0.4482592</text:span></text:p>
      <text:p text:style-name="P4">sample estimates:</text:p>
      <text:p text:style-name="P4">mean in group a mean in group d </text:p>
      <text:p text:style-name="P3"><text:s text:c="7"/><text:span text:style-name="T1">1.715616 <text:s text:c="7"/>1.927778 </text:span></text:p>
      <text:p text:style-name="P3"/>
      <text:p text:style-name="P3"/>
      <text:p text:style-name="P3"/>
      <text:p text:style-name="P4">[[13]]</text:p>
      <text:p text:style-name="P4">[[13]][[1]]</text:p>
      <text:p text:style-name="P4">[1] "creat" <text:s text:c="5"/>"outcome_30"</text:p>
      <text:p text:style-name="P3"/>
      <text:p text:style-name="P4">[[13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4.1203, df = 28.874, p-value = 0.0002902</text:p>
      <text:p text:style-name="P4">alternative hypothesis: true difference in means is not equal to 0</text:p>
      <text:p text:style-name="P4">95 percent confidence interval:</text:p>
      <text:p text:style-name="P3"><text:s/><text:span text:style-name="T1">-1.8076718 -0.6082347</text:span></text:p>
      <text:p text:style-name="P4">sample estimates:</text:p>
      <text:p text:style-name="P4">mean in group a mean in group d </text:p>
      <text:p text:style-name="P3"><text:s text:c="7"/><text:span text:style-name="T1">1.973158 <text:s text:c="7"/>3.181111 </text:span></text:p>
      <text:p text:style-name="P3"/>
      <text:p text:style-name="P3"/>
      <text:p text:style-name="P3"/>
      <text:p text:style-name="P4">[[14]]</text:p>
      <text:p text:style-name="P4">[[14]][[1]]</text:p>
      <text:p text:style-name="P4">[1] "bun" <text:s text:c="7"/>"outcome_30"</text:p>
      <text:p text:style-name="P3"/>
      <text:p text:style-name="P4">[[14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3619, df = 24.165, p-value = 0.002572</text:p>
      <text:p text:style-name="P4">alternative hypothesis: true difference in means is not equal to 0</text:p>
      <text:p text:style-name="P4">95 percent confidence interval:</text:p>
      <text:p text:style-name="P3"><text:s/><text:span text:style-name="T1">-31.541994 <text:s/>-7.551281</text:span></text:p>
      <text:p text:style-name="P4">sample estimates:</text:p>
      <text:p text:style-name="P4">mean in group a mean in group d </text:p>
      <text:p text:style-name="P3"><text:soft-page-break/><text:s text:c="7"/><text:span text:style-name="T1">34.56447 <text:s text:c="7"/>54.11111 </text:span></text:p>
      <text:p text:style-name="P3"/>
      <text:p text:style-name="P3"/>
      <text:p text:style-name="P3"/>
      <text:p text:style-name="P4">[[15]]</text:p>
      <text:p text:style-name="P4">[[15]][[1]]</text:p>
      <text:p text:style-name="P4">[1] "MELD" <text:s text:c="6"/>"outcome_30"</text:p>
      <text:p text:style-name="P3"/>
      <text:p text:style-name="P4">[[15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879, df = 21.668, p-value = 0.008801</text:p>
      <text:p text:style-name="P4">alternative hypothesis: true difference in means is not equal to 0</text:p>
      <text:p text:style-name="P4">95 percent confidence interval:</text:p>
      <text:p text:style-name="P3"><text:s/><text:span text:style-name="T1">-10.718497 <text:s/>-1.737643</text:span></text:p>
      <text:p text:style-name="P4">sample estimates:</text:p>
      <text:p text:style-name="P4">mean in group a mean in group d </text:p>
      <text:p text:style-name="P3"><text:s text:c="7"/><text:span text:style-name="T1">19.10526 <text:s text:c="7"/>25.33333 </text:span></text:p>
      <text:p text:style-name="P3"/>
      <text:p text:style-name="P3"/>
      <text:p text:style-name="P3"/>
      <text:p text:style-name="P4">[[16]]</text:p>
      <text:p text:style-name="P4">[[16]][[1]]</text:p>
      <text:p text:style-name="P4">[1] "CTP" <text:s text:c="7"/>"outcome_30"</text:p>
      <text:p text:style-name="P3"/>
      <text:p text:style-name="P4">[[16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1.2556, df = 21.543, p-value = 0.2227</text:p>
      <text:p text:style-name="P4">alternative hypothesis: true difference in means is not equal to 0</text:p>
      <text:p text:style-name="P4">95 percent confidence interval:</text:p>
      <text:p text:style-name="P3"><text:s/><text:span text:style-name="T1">-1.2221073 <text:s/>0.3010547</text:span></text:p>
      <text:p text:style-name="P4">sample estimates:</text:p>
      <text:p text:style-name="P4">mean in group a mean in group d </text:p>
      <text:p text:style-name="P3"><text:s text:c="7"/><text:span text:style-name="T1">9.039474 <text:s text:c="7"/>9.500000 </text:span></text:p>
      <text:p text:style-name="P3"/>
      <text:p text:style-name="P3"/>
      <text:p text:style-name="P3"/>
      <text:p text:style-name="P4">[[17]]</text:p>
      <text:p text:style-name="P4">[[17]][[1]]</text:p>
      <text:p text:style-name="P4">[1] "GFR" <text:s text:c="7"/>"outcome_30"</text:p>
      <text:p text:style-name="P3"/>
      <text:p text:style-name="P4">[[17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5.0529, df = 52.976, p-value = 5.515e-06</text:p>
      <text:p text:style-name="P4">alternative hypothesis: true difference in means is not equal to 0</text:p>
      <text:p text:style-name="P4">95 percent confidence interval:</text:p>
      <text:p text:style-name="P3"><text:s/><text:span text:style-name="T1">11.91695 27.60542</text:span></text:p>
      <text:p text:style-name="P4">sample estimates:</text:p>
      <text:p text:style-name="P4">mean in group a mean in group d </text:p>
      <text:p text:style-name="P3"><text:s text:c="7"/><text:span text:style-name="T1">45.33618 <text:s text:c="7"/>25.57500 </text:span></text:p>
      <text:p text:style-name="P3"/>
      <text:p text:style-name="P3"/>
      <text:p text:style-name="P3"/>
      <text:p text:style-name="P4">[[18]]</text:p>
      <text:p text:style-name="P4">[[18]][[1]]</text:p>
      <text:p text:style-name="P4">[1] "infection_sbp" "outcome_30" <text:s text:c="2"/></text:p>
      <text:p text:style-name="P3"/>
      <text:p text:style-name="P4">[[18]][[2]]</text:p>
      <text:p text:style-name="P3"><text:soft-page-break/></text:p>
      <text:p text:style-name="P3"><text:s text:c="8"/><text:span text:style-name="T1">Welch Two Sample t-test</text:span></text:p>
      <text:p text:style-name="P3"/>
      <text:p text:style-name="P4">data: <text:s/>x by y</text:p>
      <text:p text:style-name="P4">t = -0.91171, df = 27.168, p-value = 0.3699</text:p>
      <text:p text:style-name="P4">alternative hypothesis: true difference in means is not equal to 0</text:p>
      <text:p text:style-name="P4">95 percent confidence interval:</text:p>
      <text:p text:style-name="P3"><text:s/><text:span text:style-name="T1">-0.3373406 <text:s/>0.1297383</text:span></text:p>
      <text:p text:style-name="P4">sample estimates:</text:p>
      <text:p text:style-name="P4">mean in group a mean in group d </text:p>
      <text:p text:style-name="P3"><text:s text:c="6"/><text:span text:style-name="T1">0.1184211 <text:s text:c="6"/>0.2222222 </text:span></text:p>
      <text:p text:style-name="P3"/>
      <text:p text:style-name="P3"/>
      <text:p text:style-name="P3"/>
      <text:p text:style-name="P4">[[19]]</text:p>
      <text:p text:style-name="P4">[[19]][[1]]</text:p>
      <text:p text:style-name="P4">[1] "OGDscopy" <text:s text:c="2"/>"outcome_30"</text:p>
      <text:p text:style-name="P3"/>
      <text:p text:style-name="P4">[[19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65482, df = 33.273, p-value = 0.5171</text:p>
      <text:p text:style-name="P4">alternative hypothesis: true difference in means is not equal to 0</text:p>
      <text:p text:style-name="P4">95 percent confidence interval:</text:p>
      <text:p text:style-name="P3"><text:s/><text:span text:style-name="T1">-0.2401622 <text:s/>0.4682323</text:span></text:p>
      <text:p text:style-name="P4">sample estimates:</text:p>
      <text:p text:style-name="P4">mean in group a mean in group d </text:p>
      <text:p text:style-name="P3"><text:s text:c="6"/><text:span text:style-name="T1">0.9473684 <text:s text:c="6"/>0.8333333 </text:span></text:p>
      <text:p text:style-name="P3"/>
      <text:p text:style-name="P3"/>
      <text:p text:style-name="P3"/>
      <text:p text:style-name="P4">[[20]]</text:p>
      <text:p text:style-name="P4">[[20]][[1]]</text:p>
      <text:p text:style-name="P4">[1] "serum_sodium" "outcome_30" <text:s/></text:p>
      <text:p text:style-name="P3"/>
      <text:p text:style-name="P4">[[20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089917, df = 22.515, p-value = 0.9291</text:p>
      <text:p text:style-name="P4">alternative hypothesis: true difference in means is not equal to 0</text:p>
      <text:p text:style-name="P4">95 percent confidence interval:</text:p>
      <text:p text:style-name="P3"><text:s/><text:span text:style-name="T1">-4.864152 <text:s/>5.305673</text:span></text:p>
      <text:p text:style-name="P4">sample estimates:</text:p>
      <text:p text:style-name="P4">mean in group a mean in group d </text:p>
      <text:p text:style-name="P3"><text:s text:c="7"/><text:span text:style-name="T1">131.7763 <text:s text:c="7"/>131.5556 </text:span></text:p>
      <text:p text:style-name="P3"/>
      <text:p text:style-name="P3"/>
      <text:p text:style-name="P3"/>
      <text:p text:style-name="P4">[[21]]</text:p>
      <text:p text:style-name="P4">[[21]][[1]]</text:p>
      <text:p text:style-name="P4">[1] "urine_na" <text:s text:c="2"/>"outcome_30"</text:p>
      <text:p text:style-name="P3"/>
      <text:p text:style-name="P4">[[21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1835, df = 21.453, p-value = 0.004389</text:p>
      <text:p text:style-name="P4">alternative hypothesis: true difference in means is not equal to 0</text:p>
      <text:p text:style-name="P4">95 percent confidence interval:</text:p>
      <text:p text:style-name="P3"><text:s/><text:span text:style-name="T1">-41.899436 <text:s/>-8.813721</text:span></text:p>
      <text:p text:style-name="P4">sample estimates:</text:p>
      <text:p text:style-name="P4"><text:soft-page-break/>mean in group a mean in group d </text:p>
      <text:p text:style-name="P3"><text:s text:c="7"/><text:span text:style-name="T1">52.14342 <text:s text:c="7"/>77.50000 </text:span></text:p>
      <text:p text:style-name="P3"/>
      <text:p text:style-name="P3"/>
      <text:p text:style-name="P3"/>
      <text:p text:style-name="P4">[[22]]</text:p>
      <text:p text:style-name="P4">[[22]][[1]]</text:p>
      <text:p text:style-name="P4">[1] "urine_creat" "outcome_30" </text:p>
      <text:p text:style-name="P3"/>
      <text:p text:style-name="P4">[[22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3113, df = 32.076, p-value = 0.002305</text:p>
      <text:p text:style-name="P4">alternative hypothesis: true difference in means is not equal to 0</text:p>
      <text:p text:style-name="P4">95 percent confidence interval:</text:p>
      <text:p text:style-name="P3"><text:s/><text:span text:style-name="T1">-36.413562 <text:s/>-8.677959</text:span></text:p>
      <text:p text:style-name="P4">sample estimates:</text:p>
      <text:p text:style-name="P4">mean in group a mean in group d </text:p>
      <text:p text:style-name="P3"><text:s text:c="7"/><text:span text:style-name="T1">72.39868 <text:s text:c="7"/>94.94444 </text:span></text:p>
      <text:p text:style-name="P3"/>
      <text:p text:style-name="P3"/>
      <text:p text:style-name="P3"/>
      <text:p text:style-name="P4">[[23]]</text:p>
      <text:p text:style-name="P4">[[23]][[1]]</text:p>
      <text:p text:style-name="P4">[1] "NGAL" <text:s text:c="6"/>"outcome_30"</text:p>
      <text:p text:style-name="P3"/>
      <text:p text:style-name="P4">[[23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4697, df = 20.217, p-value = 0.00239</text:p>
      <text:p text:style-name="P4">alternative hypothesis: true difference in means is not equal to 0</text:p>
      <text:p text:style-name="P4">95 percent confidence interval:</text:p>
      <text:p text:style-name="P3"><text:s/><text:span text:style-name="T1">-676.0265 -168.5943</text:span></text:p>
      <text:p text:style-name="P4">sample estimates:</text:p>
      <text:p text:style-name="P4">mean in group a mean in group d </text:p>
      <text:p text:style-name="P3"><text:s text:c="7"/><text:span text:style-name="T1">294.8618 <text:s text:c="7"/>717.1722 </text:span></text:p>
      <text:p text:style-name="P3"/>
      <text:p text:style-name="P3"/>
      <text:p text:style-name="P3"/>
      <text:p text:style-name="P4">[[24]]</text:p>
      <text:p text:style-name="P4">[[24]][[1]]</text:p>
      <text:p text:style-name="P4">[1] "feNa" <text:s text:c="6"/>"outcome_30"</text:p>
      <text:p text:style-name="P3"/>
      <text:p text:style-name="P4">[[24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892, df = 20.008, p-value = 0.009012</text:p>
      <text:p text:style-name="P4">alternative hypothesis: true difference in means is not equal to 0</text:p>
      <text:p text:style-name="P4">95 percent confidence interval:</text:p>
      <text:p text:style-name="P3"><text:s/><text:span text:style-name="T1">-1.3477822 -0.2182412</text:span></text:p>
      <text:p text:style-name="P4">sample estimates:</text:p>
      <text:p text:style-name="P4">mean in group a mean in group d </text:p>
      <text:p text:style-name="P3"><text:s text:c="7"/><text:span text:style-name="T1">1.064211 <text:s text:c="7"/>1.847222 </text:span></text:p>
      <text:p text:style-name="P3"/>
      <text:p text:style-name="P3"/>
      <text:p text:style-name="P3"/>
      <text:p text:style-name="P4">[[25]]</text:p>
      <text:p text:style-name="P4">[[25]][[1]]</text:p>
      <text:p text:style-name="P4">[1] "length_of_stay" "outcome_30" <text:s text:c="3"/></text:p>
      <text:p text:style-name="P3"/>
      <text:p text:style-name="P4"><text:soft-page-break/>[[25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4927, df = 22.123, p-value = 0.002048</text:p>
      <text:p text:style-name="P4">alternative hypothesis: true difference in means is not equal to 0</text:p>
      <text:p text:style-name="P4">95 percent confidence interval:</text:p>
      <text:p text:style-name="P3"><text:s/><text:span text:style-name="T1">-9.612802 -2.451525</text:span></text:p>
      <text:p text:style-name="P4">sample estimates:</text:p>
      <text:p text:style-name="P4">mean in group a mean in group d </text:p>
      <text:p text:style-name="P3"><text:s text:c="7"/><text:span text:style-name="T1">9.578947 <text:s text:c="6"/>15.611111 </text:span></text:p>
      <text:p text:style-name="P3"/>
      <text:p text:style-name="P3"/>
      <text:p text:style-name="P3"/>
      <text:p text:style-name="P4">[[26]]</text:p>
      <text:p text:style-name="P4">[[26]][[1]]</text:p>
      <text:p text:style-name="P4">[1] "hb" <text:s text:c="8"/>"outcome_90"</text:p>
      <text:p text:style-name="P3"/>
      <text:p text:style-name="P4">[[26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90117, df = 34.13, p-value = 0.3738</text:p>
      <text:p text:style-name="P4">alternative hypothesis: true difference in means is not equal to 0</text:p>
      <text:p text:style-name="P4">95 percent confidence interval:</text:p>
      <text:p text:style-name="P3"><text:s/><text:span text:style-name="T1">-0.4476136 <text:s/>1.1610513</text:span></text:p>
      <text:p text:style-name="P4">sample estimates:</text:p>
      <text:p text:style-name="P4">mean in group a mean in group d </text:p>
      <text:p text:style-name="P3"><text:s text:c="7"/><text:span text:style-name="T1">8.537671 <text:s text:c="7"/>8.180952 </text:span></text:p>
      <text:p text:style-name="P3"/>
      <text:p text:style-name="P3"/>
      <text:p text:style-name="P3"/>
      <text:p text:style-name="P4">[[27]]</text:p>
      <text:p text:style-name="P4">[[27]][[1]]</text:p>
      <text:p text:style-name="P4">[1] "TLC" <text:s text:c="7"/>"outcome_90"</text:p>
      <text:p text:style-name="P3"/>
      <text:p text:style-name="P4">[[27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0128, df = 25.145, p-value = 0.05496</text:p>
      <text:p text:style-name="P4">alternative hypothesis: true difference in means is not equal to 0</text:p>
      <text:p text:style-name="P4">95 percent confidence interval:</text:p>
      <text:p text:style-name="P3"><text:s/><text:span text:style-name="T1">-7360.671 <text:s text:c="3"/>83.451</text:span></text:p>
      <text:p text:style-name="P4">sample estimates:</text:p>
      <text:p text:style-name="P4">mean in group a mean in group d </text:p>
      <text:p text:style-name="P3"><text:s text:c="7"/><text:span text:style-name="T1">8094.723 <text:s text:c="6"/>11733.333 </text:span></text:p>
      <text:p text:style-name="P3"/>
      <text:p text:style-name="P3"/>
      <text:p text:style-name="P3"/>
      <text:p text:style-name="P4">[[28]]</text:p>
      <text:p text:style-name="P4">[[28]][[1]]</text:p>
      <text:p text:style-name="P4">[1] "PLATELET" <text:s text:c="2"/>"outcome_90"</text:p>
      <text:p text:style-name="P3"/>
      <text:p text:style-name="P4">[[28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1.7411, df = 87.593, p-value = 0.08517</text:p>
      <text:p text:style-name="P4">alternative hypothesis: true difference in means is not equal to 0</text:p>
      <text:p text:style-name="P4">95 percent confidence interval:</text:p>
      <text:p text:style-name="P3"><text:s text:c="2"/><text:span text:style-name="T1">-8133.889 123145.891</text:span></text:p>
      <text:p text:style-name="P4"><text:soft-page-break/>sample estimates:</text:p>
      <text:p text:style-name="P4">mean in group a mean in group d </text:p>
      <text:p text:style-name="P3"><text:s text:c="6"/><text:span text:style-name="T1">151182.19 <text:s text:c="7"/>93676.19 </text:span></text:p>
      <text:p text:style-name="P3"/>
      <text:p text:style-name="P3"/>
      <text:p text:style-name="P3"/>
      <text:p text:style-name="P4">[[29]]</text:p>
      <text:p text:style-name="P4">[[29]][[1]]</text:p>
      <text:p text:style-name="P4">[1] "TB" <text:s text:c="8"/>"outcome_90"</text:p>
      <text:p text:style-name="P3"/>
      <text:p text:style-name="P4">[[29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1.401, df = 24.364, p-value = 0.1738</text:p>
      <text:p text:style-name="P4">alternative hypothesis: true difference in means is not equal to 0</text:p>
      <text:p text:style-name="P4">95 percent confidence interval:</text:p>
      <text:p text:style-name="P3"><text:s/><text:span text:style-name="T1">-6.907487 <text:s/>1.318967</text:span></text:p>
      <text:p text:style-name="P4">sample estimates:</text:p>
      <text:p text:style-name="P4">mean in group a mean in group d </text:p>
      <text:p text:style-name="P3"><text:s text:c="7"/><text:span text:style-name="T1">5.043836 <text:s text:c="7"/>7.838095 </text:span></text:p>
      <text:p text:style-name="P3"/>
      <text:p text:style-name="P3"/>
      <text:p text:style-name="P3"/>
      <text:p text:style-name="P4">[[30]]</text:p>
      <text:p text:style-name="P4">[[30]][[1]]</text:p>
      <text:p text:style-name="P4">[1] "SGOT" <text:s text:c="6"/>"outcome_90"</text:p>
      <text:p text:style-name="P3"/>
      <text:p text:style-name="P4">[[30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72948, df = 65.104, p-value = 0.4683</text:p>
      <text:p text:style-name="P4">alternative hypothesis: true difference in means is not equal to 0</text:p>
      <text:p text:style-name="P4">95 percent confidence interval:</text:p>
      <text:p text:style-name="P3"><text:s/><text:span text:style-name="T1">-45.71266 <text:s/>21.25213</text:span></text:p>
      <text:p text:style-name="P4">sample estimates:</text:p>
      <text:p text:style-name="P4">mean in group a mean in group d </text:p>
      <text:p text:style-name="P3"><text:s text:c="7"/><text:span text:style-name="T1">102.1507 <text:s text:c="7"/>114.3810 </text:span></text:p>
      <text:p text:style-name="P3"/>
      <text:p text:style-name="P3"/>
      <text:p text:style-name="P3"/>
      <text:p text:style-name="P4">[[31]]</text:p>
      <text:p text:style-name="P4">[[31]][[1]]</text:p>
      <text:p text:style-name="P4">[1] "SGPT" <text:s text:c="6"/>"outcome_90"</text:p>
      <text:p text:style-name="P3"/>
      <text:p text:style-name="P4">[[31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82818, df = 29.861, p-value = 0.4141</text:p>
      <text:p text:style-name="P4">alternative hypothesis: true difference in means is not equal to 0</text:p>
      <text:p text:style-name="P4">95 percent confidence interval:</text:p>
      <text:p text:style-name="P3"><text:s/><text:span text:style-name="T1">-31.70006 <text:s/>13.41044</text:span></text:p>
      <text:p text:style-name="P4">sample estimates:</text:p>
      <text:p text:style-name="P4">mean in group a mean in group d </text:p>
      <text:p text:style-name="P3"><text:s text:c="7"/><text:span text:style-name="T1">57.71233 <text:s text:c="7"/>66.85714 </text:span></text:p>
      <text:p text:style-name="P3"/>
      <text:p text:style-name="P3"/>
      <text:p text:style-name="P3"/>
      <text:p text:style-name="P4">[[32]]</text:p>
      <text:p text:style-name="P4">[[32]][[1]]</text:p>
      <text:p text:style-name="P4">[1] "total_protein" "outcome_90" <text:s text:c="2"/></text:p>
      <text:p text:style-name="P3"><text:soft-page-break/></text:p>
      <text:p text:style-name="P4">[[32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50413, df = 28.262, p-value = 0.6181</text:p>
      <text:p text:style-name="P4">alternative hypothesis: true difference in means is not equal to 0</text:p>
      <text:p text:style-name="P4">95 percent confidence interval:</text:p>
      <text:p text:style-name="P3"><text:s/><text:span text:style-name="T1">-0.2919789 <text:s/>0.4827160</text:span></text:p>
      <text:p text:style-name="P4">sample estimates:</text:p>
      <text:p text:style-name="P4">mean in group a mean in group d </text:p>
      <text:p text:style-name="P3"><text:s text:c="7"/><text:span text:style-name="T1">5.719178 <text:s text:c="7"/>5.623810 </text:span></text:p>
      <text:p text:style-name="P3"/>
      <text:p text:style-name="P3"/>
      <text:p text:style-name="P3"/>
      <text:p text:style-name="P4">[[33]]</text:p>
      <text:p text:style-name="P4">[[33]][[1]]</text:p>
      <text:p text:style-name="P4">[1] "albumin" <text:s text:c="3"/>"outcome_90"</text:p>
      <text:p text:style-name="P3"/>
      <text:p text:style-name="P4">[[33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63375, df = 41.607, p-value = 0.5297</text:p>
      <text:p text:style-name="P4">alternative hypothesis: true difference in means is not equal to 0</text:p>
      <text:p text:style-name="P4">95 percent confidence interval:</text:p>
      <text:p text:style-name="P3"><text:s/><text:span text:style-name="T1">-0.1532226 <text:s/>0.2934574</text:span></text:p>
      <text:p text:style-name="P4">sample estimates:</text:p>
      <text:p text:style-name="P4">mean in group a mean in group d </text:p>
      <text:p text:style-name="P3"><text:s text:c="7"/><text:span text:style-name="T1">2.627260 <text:s text:c="7"/>2.557143 </text:span></text:p>
      <text:p text:style-name="P3"/>
      <text:p text:style-name="P3"/>
      <text:p text:style-name="P3"/>
      <text:p text:style-name="P4">[[34]]</text:p>
      <text:p text:style-name="P4">[[34]][[1]]</text:p>
      <text:p text:style-name="P4">[1] "INR" <text:s text:c="7"/>"outcome_90"</text:p>
      <text:p text:style-name="P3"/>
      <text:p text:style-name="P4">[[34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5674, df = 22.018, p-value = 0.01756</text:p>
      <text:p text:style-name="P4">alternative hypothesis: true difference in means is not equal to 0</text:p>
      <text:p text:style-name="P4">95 percent confidence interval:</text:p>
      <text:p text:style-name="P3"><text:s/><text:span text:style-name="T1">-0.64419398 -0.06851313</text:span></text:p>
      <text:p text:style-name="P4">sample estimates:</text:p>
      <text:p text:style-name="P4">mean in group a mean in group d </text:p>
      <text:p text:style-name="P3"><text:s text:c="7"/><text:span text:style-name="T1">1.226027 <text:s text:c="7"/>1.582381 </text:span></text:p>
      <text:p text:style-name="P3"/>
      <text:p text:style-name="P3"/>
      <text:p text:style-name="P3"/>
      <text:p text:style-name="P4">[[35]]</text:p>
      <text:p text:style-name="P4">[[35]][[1]]</text:p>
      <text:p text:style-name="P4">[1] "age" <text:s text:c="7"/>"outcome_90"</text:p>
      <text:p text:style-name="P3"/>
      <text:p text:style-name="P4">[[35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55954, df = 28.629, p-value = 0.5801</text:p>
      <text:p text:style-name="P4">alternative hypothesis: true difference in means is not equal to 0</text:p>
      <text:p text:style-name="P4">95 percent confidence interval:</text:p>
      <text:p text:style-name="P3"><text:soft-page-break/><text:s/><text:span text:style-name="T1">-4.893300 <text:s/>8.576274</text:span></text:p>
      <text:p text:style-name="P4">sample estimates:</text:p>
      <text:p text:style-name="P4">mean in group a mean in group d </text:p>
      <text:p text:style-name="P3"><text:s text:c="7"/><text:span text:style-name="T1">47.69863 <text:s text:c="7"/>45.85714 </text:span></text:p>
      <text:p text:style-name="P3"/>
      <text:p text:style-name="P3"/>
      <text:p text:style-name="P3"/>
      <text:p text:style-name="P4">[[36]]</text:p>
      <text:p text:style-name="P4">[[36]][[1]]</text:p>
      <text:p text:style-name="P4">[1] "baseline_creat" "outcome_90" <text:s text:c="3"/></text:p>
      <text:p text:style-name="P3"/>
      <text:p text:style-name="P4">[[36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89658, df = 9.2625, p-value = 0.3926</text:p>
      <text:p text:style-name="P4">alternative hypothesis: true difference in means is not equal to 0</text:p>
      <text:p text:style-name="P4">95 percent confidence interval:</text:p>
      <text:p text:style-name="P3"><text:s/><text:span text:style-name="T1">-1.1044960 <text:s/>0.4755529</text:span></text:p>
      <text:p text:style-name="P4">sample estimates:</text:p>
      <text:p text:style-name="P4">mean in group a mean in group d </text:p>
      <text:p text:style-name="P3"><text:s text:c="7"/><text:span text:style-name="T1">1.502195 <text:s text:c="7"/>1.816667 </text:span></text:p>
      <text:p text:style-name="P3"/>
      <text:p text:style-name="P3"/>
      <text:p text:style-name="P3"/>
      <text:p text:style-name="P4">[[37]]</text:p>
      <text:p text:style-name="P4">[[37]][[1]]</text:p>
      <text:p text:style-name="P4">[1] "creatinine_admission" "outcome_90" <text:s text:c="9"/></text:p>
      <text:p text:style-name="P3"/>
      <text:p text:style-name="P4">[[37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0617, df = 29.649, p-value = 0.9512</text:p>
      <text:p text:style-name="P4">alternative hypothesis: true difference in means is not equal to 0</text:p>
      <text:p text:style-name="P4">95 percent confidence interval:</text:p>
      <text:p text:style-name="P3"><text:s/><text:span text:style-name="T1">-0.6140995 <text:s/>0.5780995</text:span></text:p>
      <text:p text:style-name="P4">sample estimates:</text:p>
      <text:p text:style-name="P4">mean in group a mean in group d </text:p>
      <text:p text:style-name="P3"><text:s text:c="7"/><text:span text:style-name="T1">1.753429 <text:s text:c="7"/>1.771429 </text:span></text:p>
      <text:p text:style-name="P3"/>
      <text:p text:style-name="P3"/>
      <text:p text:style-name="P3"/>
      <text:p text:style-name="P4">[[38]]</text:p>
      <text:p text:style-name="P4">[[38]][[1]]</text:p>
      <text:p text:style-name="P4">[1] "creat" <text:s text:c="5"/>"outcome_90"</text:p>
      <text:p text:style-name="P3"/>
      <text:p text:style-name="P4">[[38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4458, df = 35.461, p-value = 0.001482</text:p>
      <text:p text:style-name="P4">alternative hypothesis: true difference in means is not equal to 0</text:p>
      <text:p text:style-name="P4">95 percent confidence interval:</text:p>
      <text:p text:style-name="P3"><text:s/><text:span text:style-name="T1">-1.5945024 -0.4125687</text:span></text:p>
      <text:p text:style-name="P4">sample estimates:</text:p>
      <text:p text:style-name="P4">mean in group a mean in group d </text:p>
      <text:p text:style-name="P3"><text:s text:c="7"/><text:span text:style-name="T1">1.980274 <text:s text:c="7"/>2.983810 </text:span></text:p>
      <text:p text:style-name="P3"/>
      <text:p text:style-name="P3"/>
      <text:p text:style-name="P3"/>
      <text:p text:style-name="P4">[[39]]</text:p>
      <text:p text:style-name="P4">[[39]][[1]]</text:p>
      <text:p text:style-name="P4"><text:soft-page-break/>[1] "bun" <text:s text:c="7"/>"outcome_90"</text:p>
      <text:p text:style-name="P3"/>
      <text:p text:style-name="P4">[[39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6967, df = 29.002, p-value = 0.01154</text:p>
      <text:p text:style-name="P4">alternative hypothesis: true difference in means is not equal to 0</text:p>
      <text:p text:style-name="P4">95 percent confidence interval:</text:p>
      <text:p text:style-name="P3"><text:s/><text:span text:style-name="T1">-27.337723 <text:s/>-3.755689</text:span></text:p>
      <text:p text:style-name="P4">sample estimates:</text:p>
      <text:p text:style-name="P4">mean in group a mean in group d </text:p>
      <text:p text:style-name="P3"><text:s text:c="7"/><text:span text:style-name="T1">34.83425 <text:s text:c="7"/>50.38095 </text:span></text:p>
      <text:p text:style-name="P3"/>
      <text:p text:style-name="P3"/>
      <text:p text:style-name="P3"/>
      <text:p text:style-name="P4">[[40]]</text:p>
      <text:p text:style-name="P4">[[40]][[1]]</text:p>
      <text:p text:style-name="P4">[1] "MELD" <text:s text:c="6"/>"outcome_90"</text:p>
      <text:p text:style-name="P3"/>
      <text:p text:style-name="P4">[[40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9327, df = 25.34, p-value = 0.007035</text:p>
      <text:p text:style-name="P4">alternative hypothesis: true difference in means is not equal to 0</text:p>
      <text:p text:style-name="P4">95 percent confidence interval:</text:p>
      <text:p text:style-name="P3"><text:s/><text:span text:style-name="T1">-10.512718 <text:s/>-1.842142</text:span></text:p>
      <text:p text:style-name="P4">sample estimates:</text:p>
      <text:p text:style-name="P4">mean in group a mean in group d </text:p>
      <text:p text:style-name="P3"><text:s text:c="7"/><text:span text:style-name="T1">18.91781 <text:s text:c="7"/>25.09524 </text:span></text:p>
      <text:p text:style-name="P3"/>
      <text:p text:style-name="P3"/>
      <text:p text:style-name="P3"/>
      <text:p text:style-name="P4">[[41]]</text:p>
      <text:p text:style-name="P4">[[41]][[1]]</text:p>
      <text:p text:style-name="P4">[1] "CTP" <text:s text:c="7"/>"outcome_90"</text:p>
      <text:p text:style-name="P3"/>
      <text:p text:style-name="P4">[[41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96835, df = 26.874, p-value = 0.3415</text:p>
      <text:p text:style-name="P4">alternative hypothesis: true difference in means is not equal to 0</text:p>
      <text:p text:style-name="P4">95 percent confidence interval:</text:p>
      <text:p text:style-name="P3"><text:s/><text:span text:style-name="T1">-1.0174008 <text:s/>0.3650851</text:span></text:p>
      <text:p text:style-name="P4">sample estimates:</text:p>
      <text:p text:style-name="P4">mean in group a mean in group d </text:p>
      <text:p text:style-name="P3"><text:s text:c="7"/><text:span text:style-name="T1">9.054795 <text:s text:c="7"/>9.380952 </text:span></text:p>
      <text:p text:style-name="P3"/>
      <text:p text:style-name="P3"/>
      <text:p text:style-name="P3"/>
      <text:p text:style-name="P4">[[42]]</text:p>
      <text:p text:style-name="P4">[[42]][[1]]</text:p>
      <text:p text:style-name="P4">[1] "GFR" <text:s text:c="7"/>"outcome_90"</text:p>
      <text:p text:style-name="P3"/>
      <text:p text:style-name="P4">[[42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2.6599, df = 34.042, p-value = 0.01183</text:p>
      <text:p text:style-name="P4">alternative hypothesis: true difference in means is not equal to 0</text:p>
      <text:p text:style-name="P4"><text:soft-page-break/>95 percent confidence interval:</text:p>
      <text:p text:style-name="P3"><text:s text:c="2"/><text:span text:style-name="T1">3.391911 25.351937</text:span></text:p>
      <text:p text:style-name="P4">sample estimates:</text:p>
      <text:p text:style-name="P4">mean in group a mean in group d </text:p>
      <text:p text:style-name="P3"><text:s text:c="7"/><text:span text:style-name="T1">44.76288 <text:s text:c="7"/>30.39095 </text:span></text:p>
      <text:p text:style-name="P3"/>
      <text:p text:style-name="P3"/>
      <text:p text:style-name="P3"/>
      <text:p text:style-name="P4">[[43]]</text:p>
      <text:p text:style-name="P4">[[43]][[1]]</text:p>
      <text:p text:style-name="P4">[1] "infection_sbp" "outcome_90" <text:s text:c="2"/></text:p>
      <text:p text:style-name="P3"/>
      <text:p text:style-name="P4">[[43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0.060922, df = 42.835, p-value = 0.9517</text:p>
      <text:p text:style-name="P4">alternative hypothesis: true difference in means is not equal to 0</text:p>
      <text:p text:style-name="P4">95 percent confidence interval:</text:p>
      <text:p text:style-name="P3"><text:s/><text:span text:style-name="T1">-0.2002338 <text:s/>0.1884921</text:span></text:p>
      <text:p text:style-name="P4">sample estimates:</text:p>
      <text:p text:style-name="P4">mean in group a mean in group d </text:p>
      <text:p text:style-name="P3"><text:s text:c="6"/><text:span text:style-name="T1">0.1369863 <text:s text:c="6"/>0.1428571 </text:span></text:p>
      <text:p text:style-name="P3"/>
      <text:p text:style-name="P3"/>
      <text:p text:style-name="P3"/>
      <text:p text:style-name="P4">[[44]]</text:p>
      <text:p text:style-name="P4">[[44]][[1]]</text:p>
      <text:p text:style-name="P4">[1] "OGDscopy" <text:s text:c="2"/>"outcome_90"</text:p>
      <text:p text:style-name="P3"/>
      <text:p text:style-name="P4">[[44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1.257, df = 42.577, p-value = 0.2156</text:p>
      <text:p text:style-name="P4">alternative hypothesis: true difference in means is not equal to 0</text:p>
      <text:p text:style-name="P4">95 percent confidence interval:</text:p>
      <text:p text:style-name="P3"><text:s/><text:span text:style-name="T1">-0.1274381 <text:s/>0.5488341</text:span></text:p>
      <text:p text:style-name="P4">sample estimates:</text:p>
      <text:p text:style-name="P4">mean in group a mean in group d </text:p>
      <text:p text:style-name="P3"><text:s text:c="6"/><text:span text:style-name="T1">0.9726027 <text:s text:c="6"/>0.7619048 </text:span></text:p>
      <text:p text:style-name="P3"/>
      <text:p text:style-name="P3"/>
      <text:p text:style-name="P3"/>
      <text:p text:style-name="P4">[[45]]</text:p>
      <text:p text:style-name="P4">[[45]][[1]]</text:p>
      <text:p text:style-name="P4">[1] "serum_sodium" "outcome_90" <text:s/></text:p>
      <text:p text:style-name="P3"/>
      <text:p text:style-name="P4">[[45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0.36824, df = 28.626, p-value = 0.7154</text:p>
      <text:p text:style-name="P4">alternative hypothesis: true difference in means is not equal to 0</text:p>
      <text:p text:style-name="P4">95 percent confidence interval:</text:p>
      <text:p text:style-name="P3"><text:s/><text:span text:style-name="T1">-3.748683 <text:s/>5.393824</text:span></text:p>
      <text:p text:style-name="P4">sample estimates:</text:p>
      <text:p text:style-name="P4">mean in group a mean in group d </text:p>
      <text:p text:style-name="P3"><text:s text:c="7"/><text:span text:style-name="T1">131.9178 <text:s text:c="7"/>131.0952 </text:span></text:p>
      <text:p text:style-name="P3"/>
      <text:p text:style-name="P3"/>
      <text:p text:style-name="P3"/>
      <text:p text:style-name="P4">[[46]]</text:p>
      <text:p text:style-name="P4"><text:soft-page-break/>[[46]][[1]]</text:p>
      <text:p text:style-name="P4">[1] "urine_na" <text:s text:c="2"/>"outcome_90"</text:p>
      <text:p text:style-name="P3"/>
      <text:p text:style-name="P4">[[46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4492, df = 27.401, p-value = 0.001835</text:p>
      <text:p text:style-name="P4">alternative hypothesis: true difference in means is not equal to 0</text:p>
      <text:p text:style-name="P4">95 percent confidence interval:</text:p>
      <text:p text:style-name="P3"><text:s/><text:span text:style-name="T1">-38.914276 <text:s/>-9.897336</text:span></text:p>
      <text:p text:style-name="P4">sample estimates:</text:p>
      <text:p text:style-name="P4">mean in group a mean in group d </text:p>
      <text:p text:style-name="P3"><text:s text:c="7"/><text:span text:style-name="T1">51.54658 <text:s text:c="7"/>75.95238 </text:span></text:p>
      <text:p text:style-name="P3"/>
      <text:p text:style-name="P3"/>
      <text:p text:style-name="P3"/>
      <text:p text:style-name="P4">[[47]]</text:p>
      <text:p text:style-name="P4">[[47]][[1]]</text:p>
      <text:p text:style-name="P4">[1] "urine_creat" "outcome_90" </text:p>
      <text:p text:style-name="P3"/>
      <text:p text:style-name="P4">[[47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2.397, df = 38.747, p-value = 0.02145</text:p>
      <text:p text:style-name="P4">alternative hypothesis: true difference in means is not equal to 0</text:p>
      <text:p text:style-name="P4">95 percent confidence interval:</text:p>
      <text:p text:style-name="P3"><text:s/><text:span text:style-name="T1">-30.412334 <text:s/>-2.572272</text:span></text:p>
      <text:p text:style-name="P4">sample estimates:</text:p>
      <text:p text:style-name="P4">mean in group a mean in group d </text:p>
      <text:p text:style-name="P3"><text:s text:c="7"/><text:span text:style-name="T1">73.03151 <text:s text:c="7"/>89.52381 </text:span></text:p>
      <text:p text:style-name="P3"/>
      <text:p text:style-name="P3"/>
      <text:p text:style-name="P3"/>
      <text:p text:style-name="P4">[[48]]</text:p>
      <text:p text:style-name="P4">[[48]][[1]]</text:p>
      <text:p text:style-name="P4">[1] "NGAL" <text:s text:c="6"/>"outcome_90"</text:p>
      <text:p text:style-name="P3"/>
      <text:p text:style-name="P4">[[48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7439, df = 23.508, p-value = 0.001031</text:p>
      <text:p text:style-name="P4">alternative hypothesis: true difference in means is not equal to 0</text:p>
      <text:p text:style-name="P4">95 percent confidence interval:</text:p>
      <text:p text:style-name="P3"><text:s/><text:span text:style-name="T1">-673.7513 -194.5529</text:span></text:p>
      <text:p text:style-name="P4">sample estimates:</text:p>
      <text:p text:style-name="P4">mean in group a mean in group d </text:p>
      <text:p text:style-name="P3"><text:s text:c="7"/><text:span text:style-name="T1">278.7384 <text:s text:c="7"/>712.8905 </text:span></text:p>
      <text:p text:style-name="P3"/>
      <text:p text:style-name="P3"/>
      <text:p text:style-name="P3"/>
      <text:p text:style-name="P4">[[49]]</text:p>
      <text:p text:style-name="P4">[[49]][[1]]</text:p>
      <text:p text:style-name="P4">[1] "feNa" <text:s text:c="6"/>"outcome_90"</text:p>
      <text:p text:style-name="P3"/>
      <text:p text:style-name="P4">[[49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3107, df = 24.36, p-value = 0.002895</text:p>
      <text:p text:style-name="P4"><text:soft-page-break/>alternative hypothesis: true difference in means is not equal to 0</text:p>
      <text:p text:style-name="P4">95 percent confidence interval:</text:p>
      <text:p text:style-name="P3"><text:s/><text:span text:style-name="T1">-1.305898 -0.303430</text:span></text:p>
      <text:p text:style-name="P4">sample estimates:</text:p>
      <text:p text:style-name="P4">mean in group a mean in group d </text:p>
      <text:p text:style-name="P3"><text:s text:c="7"/><text:span text:style-name="T1">1.034384 <text:s text:c="7"/>1.839048 </text:span></text:p>
      <text:p text:style-name="P3"/>
      <text:p text:style-name="P3"/>
      <text:p text:style-name="P3"/>
      <text:p text:style-name="P4">[[50]]</text:p>
      <text:p text:style-name="P4">[[50]][[1]]</text:p>
      <text:p text:style-name="P4">[1] "length_of_stay" "outcome_90" <text:s text:c="3"/></text:p>
      <text:p text:style-name="P3"/>
      <text:p text:style-name="P4">[[50]][[2]]</text:p>
      <text:p text:style-name="P3"/>
      <text:p text:style-name="P3"><text:s text:c="8"/><text:span text:style-name="T1">Welch Two Sample t-test</text:span></text:p>
      <text:p text:style-name="P3"/>
      <text:p text:style-name="P4">data: <text:s/>x by y</text:p>
      <text:p text:style-name="P4">t = -3.6617, df = 28.836, p-value = 0.001</text:p>
      <text:p text:style-name="P4">alternative hypothesis: true difference in means is not equal to 0</text:p>
      <text:p text:style-name="P4">95 percent confidence interval:</text:p>
      <text:p text:style-name="P3"><text:s/><text:span text:style-name="T1">-8.753222 -2.478350</text:span></text:p>
      <text:p text:style-name="P4">sample estimates:</text:p>
      <text:p text:style-name="P4">mean in group a mean in group d </text:p>
      <text:p text:style-name="P3"><text:s text:c="7"/><text:span text:style-name="T1">9.479452 <text:s text:c="6"/>15.095238 </text:span></text:p>
      <text:p text:style-name="P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2:44:05.338924087</meta:creation-date>
    <dc:date>2017-10-07T02:44:54.559825714</dc:date>
    <meta:editing-duration>PT49S</meta:editing-duration>
    <meta:editing-cycles>1</meta:editing-cycles>
    <meta:document-statistic meta:table-count="0" meta:image-count="0" meta:object-count="0" meta:page-count="15" meta:paragraph-count="652" meta:word-count="2603" meta:character-count="17243" meta:non-whitespace-character-count="13706"/>
    <meta:generator>LibreOffice/5.1.6.2$Linux_X86_64 LibreOffice_project/10m0$Build-2</meta:generator>
  </office:meta>
</office:document-meta>
</file>